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3a5f8b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8064a2" draw:fill="solid" draw:fill-color="#dbeef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fcd5b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fill="solid" draw:fill-color="#e6e0e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843cm" fo:min-width="0.45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c0504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fill="solid" draw:fill-color="#9bbb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cd5b5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e6e0ec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traight Arrow Connector 4" draw:style-name="gr1" draw:text-style-name="P1" draw:layer="layout" svg:width="0.001cm" svg:height="3.599cm" svg:x="3.099cm" svg:y="2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" draw:style-name="gr1" draw:text-style-name="P1" draw:layer="layout" svg:width="2.799cm" svg:height="0.001cm" svg:x="3.099cm" svg:y="6.3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2" draw:text-style-name="P3" draw:layer="layout" svg:width="1.399cm" svg:height="1.013cm" svg:x="3.899cm" svg:y="4.924cm">
          <text:p text:style-name="P2"><text:span text:style-name="T1">4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3" draw:layer="layout" svg:width="1.399cm" svg:height="1.013cm" svg:x="3.353cm" svg:y="3.411cm">
          <text:p text:style-name="P2"><text:span text:style-name="T1">7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" draw:text-style-name="P3" draw:layer="layout" svg:width="3.745cm" svg:height="1.013cm" svg:x="3.353cm" svg:y="0.724cm">
          <text:p text:style-name="P2"><text:span text:style-name="T1">Sp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" draw:text-style-name="P3" draw:layer="layout" svg:width="16.201cm" svg:height="13.975cm" svg:x="7.899cm" svg:y="1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4" draw:layer="layout" svg:width="7.4cm" svg:height="1.086cm" svg:x="11.819cm" svg:y="5.2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4" draw:layer="layout" svg:width="7.4cm" svg:height="1.086cm" svg:x="12.55cm" svg:y="7.9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4" draw:layer="layout" svg:width="7.4cm" svg:height="1.086cm" svg:x="11.9cm" svg:y="10.4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7.4cm" svg:height="1.086cm" svg:x="12.747cm" svg:y="12.9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5" draw:layer="layout" svg:width="1.199cm" svg:height="0.973cm" svg:x="21.501cm" svg:y="5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" draw:text-style-name="P5" draw:layer="layout" svg:width="1.199cm" svg:height="0.973cm" svg:x="21.646cm" svg:y="12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6" draw:layer="layout" svg:width="1.399cm" svg:height="1.686cm" svg:x="22.701cm" svg:y="8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7" draw:layer="layout" svg:width="1.953cm" svg:height="3.174cm" svg:x="20.147cm" svg:y="1.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8" draw:text-style-name="P8" draw:layer="layout" svg:width="0.199cm" svg:height="3.912cm" svg:x="8.7cm" svg:y="10.4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9" draw:style-name="gr9" draw:text-style-name="P1" draw:layer="layout" svg:x1="11.818cm" svg:y1="4.924cm" svg:x2="11.819cm" svg:y2="2.124cm">
          <text:p/>
        </draw:line>
        <draw:line draw:name="Straight Connector 21" draw:style-name="gr9" draw:text-style-name="P1" draw:layer="layout" svg:x1="11.499cm" svg:y1="5.237cm" svg:x2="8.299cm" svg:y2="5.238cm">
          <text:p/>
        </draw:line>
        <draw:custom-shape draw:name="TextBox 25" draw:style-name="gr2" draw:text-style-name="P3" draw:layer="layout" svg:width="1.399cm" svg:height="0.674cm" svg:x="8.9cm" svg:y="4.436cm">
          <text:p text:style-name="P2"><text:span text:style-name="T2">18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9" draw:text-style-name="P1" draw:layer="layout" svg:x1="12.55cm" svg:y1="7.524cm" svg:x2="12.551cm" svg:y2="4.777cm">
          <text:p/>
        </draw:line>
        <draw:line draw:name="Straight Connector 29" draw:style-name="gr9" draw:text-style-name="P1" draw:layer="layout" svg:x1="12.299cm" svg:y1="7.956cm" svg:x2="8.099cm" svg:y2="7.957cm">
          <text:p/>
        </draw:line>
        <draw:line draw:name="Straight Connector 31" draw:style-name="gr9" draw:text-style-name="P1" draw:layer="layout" svg:x1="11.818cm" svg:y1="10.125cm" svg:x2="11.819cm" svg:y2="8.724cm">
          <text:p/>
        </draw:line>
        <draw:line draw:name="Straight Connector 33" draw:style-name="gr9" draw:text-style-name="P1" draw:layer="layout" svg:x1="11.699cm" svg:y1="10.412cm" svg:x2="10.099cm" svg:y2="10.413cm">
          <text:p/>
        </draw:line>
        <draw:line draw:name="Straight Connector 35" draw:style-name="gr9" draw:text-style-name="P1" draw:layer="layout" svg:x1="12.746cm" svg:y1="12.725cm" svg:x2="12.747cm" svg:y2="11.949cm">
          <text:p/>
        </draw:line>
        <draw:line draw:name="Straight Connector 37" draw:style-name="gr9" draw:text-style-name="P1" draw:layer="layout" svg:x1="12.55cm" svg:y1="12.988cm" svg:x2="10.299cm" svg:y2="12.989cm">
          <text:p/>
        </draw:line>
        <draw:line draw:name="Straight Connector 39" draw:style-name="gr9" draw:text-style-name="P1" draw:layer="layout" svg:x1="8.498cm" svg:y1="12.58cm" svg:x2="8.499cm" svg:y2="10.955cm">
          <text:p/>
        </draw:line>
        <draw:line draw:name="Straight Connector 41" draw:style-name="gr9" draw:text-style-name="P1" draw:layer="layout" svg:x1="8.498cm" svg:y1="12.864cm" svg:x2="7.698cm" svg:y2="12.865cm">
          <text:p/>
        </draw:line>
        <draw:line draw:name="Straight Connector 43" draw:style-name="gr9" draw:text-style-name="P1" draw:layer="layout" svg:x1="19.95cm" svg:y1="2.724cm" svg:x2="17.9cm" svg:y2="2.725cm">
          <text:p/>
        </draw:line>
        <draw:line draw:name="Straight Connector 45" draw:style-name="gr9" draw:text-style-name="P1" draw:layer="layout" svg:x1="21.5cm" svg:y1="5.724cm" svg:x2="21.501cm" svg:y2="4.411cm">
          <text:p/>
        </draw:line>
        <draw:line draw:name="Straight Connector 47" draw:style-name="gr9" draw:text-style-name="P1" draw:layer="layout" svg:x1="21.124cm" svg:y1="5.95cm" svg:x2="19.95cm" svg:y2="5.951cm">
          <text:p/>
        </draw:line>
        <draw:line draw:name="Straight Connector 49" draw:style-name="gr9" draw:text-style-name="P1" draw:layer="layout" svg:x1="22.701cm" svg:y1="8.5cm" svg:x2="22.702cm" svg:y2="7.524cm">
          <text:p/>
        </draw:line>
        <draw:line draw:name="Straight Connector 51" draw:style-name="gr9" draw:text-style-name="P1" draw:layer="layout" svg:x1="22.501cm" svg:y1="8.724cm" svg:x2="21.124cm" svg:y2="8.725cm">
          <text:p/>
        </draw:line>
        <draw:line draw:name="Straight Connector 53" draw:style-name="gr9" draw:text-style-name="P1" draw:layer="layout" svg:x1="21.645cm" svg:y1="11.725cm" svg:x2="21.646cm" svg:y2="10.725cm">
          <text:p/>
        </draw:line>
        <draw:line draw:name="Straight Connector 55" draw:style-name="gr9" draw:text-style-name="P1" draw:layer="layout" svg:x1="21.5cm" svg:y1="12.014cm" svg:x2="20.3cm" svg:y2="12.015cm">
          <text:p/>
        </draw:line>
        <draw:custom-shape draw:name="TextBox 57" draw:style-name="gr2" draw:text-style-name="P3" draw:layer="layout" svg:width="1.399cm" svg:height="0.674cm" svg:x="10.1cm" svg:y="9.555cm">
          <text:p text:style-name="P2"><text:span text:style-name="T2">18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" draw:text-style-name="P3" draw:layer="layout" svg:width="1.399cm" svg:height="0.674cm" svg:x="6.699cm" svg:y="12.041cm">
          <text:p text:style-name="P2"><text:span text:style-name="T2">1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0" draw:text-style-name="P3" draw:layer="layout" svg:width="0.939cm" svg:height="0.836cm" svg:x="10.785cm" svg:y="3.186cm">
          <text:p text:style-name="P2"><text:span text:style-name="T2">1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2" draw:text-style-name="P3" draw:layer="layout" svg:width="1.399cm" svg:height="1.097cm" svg:x="9.605cm" svg:y="7.227cm">
          <text:p text:style-name="P2"><text:span text:style-name="T2">207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" draw:text-style-name="P3" draw:layer="layout" svg:width="1.399cm" svg:height="0.674cm" svg:x="10.5cm" svg:y="12.135cm">
          <text:p text:style-name="P2"><text:span text:style-name="T2">2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" draw:text-style-name="P3" draw:layer="layout" svg:width="1.399cm" svg:height="0.674cm" svg:x="19.92cm" svg:y="5.12cm">
          <text:p text:style-name="P2"><text:span text:style-name="T2">68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2" draw:text-style-name="P3" draw:layer="layout" svg:width="1.399cm" svg:height="0.674cm" svg:x="18.519cm" svg:y="2.004cm">
          <text:p text:style-name="P2"><text:span text:style-name="T2">6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2" draw:text-style-name="P3" draw:layer="layout" svg:width="1.399cm" svg:height="0.674cm" svg:x="20.281cm" svg:y="11.225cm">
          <text:p text:style-name="P2"><text:span text:style-name="T2">7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2" draw:text-style-name="P3" draw:layer="layout" svg:width="1.399cm" svg:height="0.674cm" svg:x="21.405cm" svg:y="8.172cm">
          <text:p text:style-name="P2"><text:span text:style-name="T2">73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10" draw:text-style-name="P3" draw:layer="layout" svg:width="0.939cm" svg:height="0.836cm" svg:x="11.52cm" svg:y="6.582cm">
          <text:p text:style-name="P2"><text:span text:style-name="T2">2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10" draw:text-style-name="P3" draw:layer="layout" svg:width="0.939cm" svg:height="0.836cm" svg:x="21.301cm" svg:y="5.02cm">
          <text:p text:style-name="P2"><text:span text:style-name="T2">16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0" draw:text-style-name="P3" draw:layer="layout" svg:width="0.939cm" svg:height="0.836cm" svg:x="11.7cm" svg:y="11.888cm">
          <text:p text:style-name="P2"><text:span text:style-name="T2">5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0" draw:text-style-name="P3" draw:layer="layout" svg:width="0.939cm" svg:height="0.836cm" svg:x="7.829cm" svg:y="11.103cm">
          <text:p text:style-name="P2"><text:span text:style-name="T2">45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1" draw:text-style-name="P9" draw:layer="layout" svg:width="0.954cm" svg:height="2.092cm" svg:x="10.864cm" svg:y="7.6cm">
          <text:p text:style-name="P2"><text:span text:style-name="T2">3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0" draw:text-style-name="P3" draw:layer="layout" svg:width="0.939cm" svg:height="0.836cm" svg:x="22.855cm" svg:y="7.525cm">
          <text:p text:style-name="P2"><text:span text:style-name="T2">27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10" draw:text-style-name="P3" draw:layer="layout" svg:width="0.939cm" svg:height="0.836cm" svg:x="21.814cm" svg:y="10.888cm">
          <text:p text:style-name="P2"><text:span text:style-name="T2">43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" draw:text-style-name="P3" draw:layer="layout" svg:width="2.599cm" svg:height="1.095cm" svg:x="7.829cm" svg:y="14.441cm">
          <text:p text:style-name="P2"><text:span text:style-name="T3">Torr1 =14x4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2" draw:text-style-name="P3" draw:layer="layout" svg:width="3.952cm" svg:height="0.674cm" svg:x="14.972cm" svg:y="13.159cm">
          <text:p text:style-name="P2"><text:span text:style-name="T3">Mod4 = 409x5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2" draw:text-style-name="P3" draw:layer="layout" svg:width="5.178cm" svg:height="0.674cm" svg:x="13.341cm" svg:y="10.614cm">
          <text:p text:style-name="P2"><text:span text:style-name="T3">Mod3 = 409x5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2" draw:text-style-name="P3" draw:layer="layout" svg:width="3.627cm" svg:height="0.674cm" svg:x="13.672cm" svg:y="8.172cm">
          <text:p text:style-name="P2"><text:span text:style-name="T3">Mod2 =409x5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2" draw:text-style-name="P3" draw:layer="layout" svg:width="3.499cm" svg:height="0.674cm" svg:x="13.4cm" svg:y="5.439cm">
          <text:p text:style-name="P2"><text:span text:style-name="T3">Mod1 =409x5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7" draw:style-name="gr2" draw:text-style-name="P3" draw:layer="layout" svg:width="2.599cm" svg:height="1.095cm" svg:x="22.855cm" svg:y="6.096cm">
          <text:p text:style-name="P2"><text:span text:style-name="T3">Inv1 =54x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2" draw:text-style-name="P3" draw:layer="layout" svg:width="2.599cm" svg:height="1.095cm" svg:x="22.241cm" svg:y="2.645cm">
          <text:p text:style-name="P2"><text:span text:style-name="T3">Lin =87x1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2" draw:text-style-name="P3" draw:layer="layout" svg:width="2.599cm" svg:height="1.095cm" svg:x="22.883cm" svg:y="10.546cm">
          <text:p text:style-name="P2"><text:span text:style-name="T3">CC =90x7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" draw:text-style-name="P3" draw:layer="layout" svg:width="2.599cm" svg:height="1.095cm" svg:x="22.883cm" svg:y="12.135cm">
          <text:p text:style-name="P2"><text:span text:style-name="T3">Inv2 =54x5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12" draw:text-style-name="P1" draw:layer="layout" svg:x1="8.498cm" svg:y1="17.125cm" svg:x2="8.499cm" svg:y2="2.346cm">
          <text:p/>
        </draw:line>
        <draw:line draw:name="Straight Connector 94" draw:style-name="gr9" draw:text-style-name="P1" draw:layer="layout" svg:x1="6.699cm" svg:y1="3.185cm" svg:x2="8.299cm" svg:y2="3.186cm">
          <text:p/>
        </draw:line>
        <draw:custom-shape draw:name="TextBox 95" draw:style-name="gr2" draw:text-style-name="P3" draw:layer="layout" svg:width="2.199cm" svg:height="0.674cm" svg:x="6.298cm" svg:y="2.382cm">
          <text:p text:style-name="P2"><text:span text:style-name="T2">Mg=1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3" draw:text-style-name="P10" draw:layer="layout" svg:width="0.899cm" svg:height="0.799cm" svg:x="22.501cm" svg:y="4.9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2" draw:text-style-name="P3" draw:layer="layout" svg:width="2.599cm" svg:height="1.095cm" svg:x="23.787cm" svg:y="4.895cm">
          <text:p text:style-name="P2"><text:span text:style-name="T3">Arb =58x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8" draw:style-name="gr9" draw:text-style-name="P1" draw:layer="layout" svg:x1="22.534cm" svg:y1="4.792cm" svg:x2="22.535cm" svg:y2="3.478cm">
          <text:p/>
        </draw:line>
        <draw:line draw:name="Straight Connector 99" draw:style-name="gr9" draw:text-style-name="P1" draw:layer="layout" svg:x1="22.305cm" svg:y1="4.924cm" svg:x2="21.132cm" svg:y2="4.925cm">
          <text:p/>
        </draw:line>
        <draw:custom-shape draw:name="TextBox 100" draw:style-name="gr2" draw:text-style-name="P3" draw:layer="layout" svg:width="1.399cm" svg:height="0.674cm" svg:x="21.135cm" svg:y="4.117cm">
          <text:p text:style-name="P2"><text:span text:style-name="T2">7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10" draw:text-style-name="P3" draw:layer="layout" svg:width="0.939cm" svg:height="0.836cm" svg:x="22.335cm" svg:y="4.087cm">
          <text:p text:style-name="P2"><text:span text:style-name="T2">9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3" draw:style-name="gr12" draw:text-style-name="P1" draw:layer="layout" svg:x1="9.129cm" svg:y1="1.749cm" svg:x2="9.13cm" svg:y2="4.289cm">
          <text:p/>
        </draw:line>
        <draw:line draw:name="Straight Connector 105" draw:style-name="gr12" draw:text-style-name="P1" draw:layer="layout" svg:x1="7.737cm" svg:y1="4.289cm" svg:x2="9.46cm" svg:y2="4.289cm">
          <text:p/>
        </draw:line>
        <draw:custom-shape draw:name="TextBox 108" draw:style-name="gr10" draw:text-style-name="P3" draw:layer="layout" svg:width="0.939cm" svg:height="0.836cm" svg:x="9.259cm" svg:y="2.635cm">
          <text:p text:style-name="P2"><text:span text:style-name="T2">1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2" draw:text-style-name="P3" draw:layer="layout" svg:width="1.399cm" svg:height="0.674cm" svg:x="7.948cm" svg:y="3.582cm">
          <text:p text:style-name="P2"><text:span text:style-name="T2">1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2" draw:text-style-name="P3" draw:layer="layout" svg:width="2.498cm" svg:height="1.013cm" svg:x="14.45cm" svg:y="15.726cm">
          <text:p text:style-name="P2"><text:span text:style-name="T1">83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2" draw:text-style-name="P3" draw:layer="layout" svg:width="2.498cm" svg:height="1.013cm" svg:x="4.599cm" svg:y="8.172cm">
          <text:p text:style-name="P2"><text:span text:style-name="T1">6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MX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s" style:country-asian="MX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MX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s" style:country-asian="MX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7-22">22/07/16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elero, Jorge</meta:initial-creator>
    <meta:editing-cycles>11</meta:editing-cycles>
    <meta:creation-date>2016-07-16T00:28:11</meta:creation-date>
    <dc:date>2016-07-22T13:03:15.271681968</dc:date>
    <meta:editing-duration>PT2H1M12S</meta:editing-duration>
    <meta:generator>LibreOffice/5.1.4.2$Linux_X86_64 LibreOffice_project/10m0$Build-2</meta:generator>
    <meta:document-statistic meta:object-count="95"/>
    <meta:user-defined meta:name="AppVersion">14.0000</meta:user-defined>
    <meta:user-defined meta:name="Company">Underwriters Laboratories Inc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